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75" calcext:value-type="float">
            <text:p>2250.0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2" calcext:value-type="float">
            <text:p>9000.2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1" calcext:value-type="float">
            <text:p>3000.1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75" calcext:value-type="float">
            <text:p>2250.0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6" calcext:value-type="float">
            <text:p>1800.06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2" calcext:value-type="float">
            <text:p>9000.2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6" calcext:value-type="float">
            <text:p>1800.06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066667" calcext:value-type="float">
            <text:p>3000.0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5" calcext:value-type="float">
            <text:p>9000.5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2" calcext:value-type="float">
            <text:p>4500.2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066667" calcext:value-type="float">
            <text:p>3000.0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" calcext:value-type="float">
            <text:p>4500.1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3" calcext:value-type="float">
            <text:p>9000.3</text:p>
          </table:table-cell>
          <table:table-cell office:value-type="float" office:value="4500.1" calcext:value-type="float">
            <text:p>4500.1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175" calcext:value-type="float">
            <text:p>2250.1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1" calcext:value-type="float">
            <text:p>4500.1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2" calcext:value-type="float">
            <text:p>4500.2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04" calcext:value-type="float">
            <text:p>1800.04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38:11.585474796</meta:creation-date>
    <dc:date>2018-05-04T17:40:07.382129711</dc:date>
    <meta:editing-duration>PT1M56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